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64f35" officeooo:paragraph-rsid="00164f35"/>
    </style:style>
    <style:style style:name="P2" style:family="paragraph" style:parent-style-name="Standard" style:list-style-name="L1">
      <style:text-properties fo:language="pt" fo:country="BR" officeooo:rsid="00164f35" officeooo:paragraph-rsid="00164f35"/>
    </style:style>
    <style:style style:name="P3" style:family="paragraph" style:parent-style-name="Standard" style:list-style-name="L1">
      <style:text-properties fo:language="pt" fo:country="BR" officeooo:rsid="00164f35" officeooo:paragraph-rsid="00181a8d"/>
    </style:style>
    <style:style style:name="P4" style:family="paragraph" style:parent-style-name="Standard" style:list-style-name="L1">
      <style:text-properties fo:language="pt" fo:country="BR" officeooo:rsid="0019a408" officeooo:paragraph-rsid="0019a408"/>
    </style:style>
    <style:style style:name="P5" style:family="paragraph" style:parent-style-name="Standard" style:list-style-name="L1">
      <style:text-properties fo:language="pt" fo:country="BR" officeooo:rsid="001e7eb5" officeooo:paragraph-rsid="001e7eb5"/>
    </style:style>
    <style:style style:name="P6" style:family="paragraph" style:parent-style-name="Standard" style:list-style-name="L4">
      <style:text-properties fo:language="pt" fo:country="BR" officeooo:rsid="001e7eb5" officeooo:paragraph-rsid="001e7eb5"/>
    </style:style>
    <style:style style:name="P7" style:family="paragraph" style:parent-style-name="Standard" style:list-style-name="L2">
      <style:text-properties fo:language="pt" fo:country="BR" officeooo:rsid="00205c95" officeooo:paragraph-rsid="00205c95"/>
    </style:style>
    <style:style style:name="P8" style:family="paragraph" style:parent-style-name="Standard" style:list-style-name="L3">
      <style:text-properties fo:language="pt" fo:country="BR" officeooo:rsid="001d4eb3" officeooo:paragraph-rsid="001d4eb3"/>
    </style:style>
    <style:style style:name="P9" style:family="paragraph" style:parent-style-name="Standard" style:list-style-name="L4">
      <style:text-properties fo:language="pt" fo:country="BR" officeooo:rsid="001d4eb3" officeooo:paragraph-rsid="001d4eb3"/>
    </style:style>
    <style:style style:name="P10" style:family="paragraph" style:parent-style-name="Standard" style:list-style-name="L1">
      <style:text-properties fo:language="pt" fo:country="BR" officeooo:rsid="001d4eb3" officeooo:paragraph-rsid="001b75a7"/>
    </style:style>
    <style:style style:name="P11" style:family="paragraph" style:parent-style-name="Standard" style:list-style-name="L5">
      <style:text-properties fo:language="pt" fo:country="BR" officeooo:rsid="001d4eb3" officeooo:paragraph-rsid="001b75a7"/>
    </style:style>
    <style:style style:name="P12" style:family="paragraph" style:parent-style-name="Standard" style:list-style-name="L1">
      <style:text-properties fo:language="pt" fo:country="BR" officeooo:rsid="001b75a7" officeooo:paragraph-rsid="001b75a7"/>
    </style:style>
    <style:style style:name="T1" style:family="text">
      <style:text-properties officeooo:rsid="00181a8d"/>
    </style:style>
    <style:style style:name="T2" style:family="text">
      <style:text-properties officeooo:rsid="001c2b37"/>
    </style:style>
    <style:style style:name="T3" style:family="text">
      <style:text-properties officeooo:rsid="001edc11"/>
    </style:style>
    <style:style style:name="T4" style:family="text">
      <style:text-properties officeooo:rsid="0020db52"/>
    </style:style>
    <style:style style:name="T5" style:family="text">
      <style:text-properties officeooo:rsid="0021e9ae"/>
    </style:style>
    <style:style style:name="T6" style:family="text">
      <style:text-properties style:font-name="Times New Roman" style:font-name-asian="Times New Roman2" style:font-name-complex="Times New Roman2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as <text:span text:style-name="T5">e questionamentos sobre</text:span>:</text:p>
      <text:p text:style-name="Title"><text:tab/><text:span text:style-name="T6">[2 24012017] Farines, J.; Fraga, J. S.; Oliveira, R. S. Sistemas de Tempo Real 1. ed. Florianópolis: Dpto. de Automação e Sistemas, UFSC, 2000.</text:span></text:p>
      <text:p text:style-name="P1"/>
      <text:p text:style-name="P1"/>
      <text:list xml:id="list2241849354986908864" text:style-name="L1">
        <text:list-item>
          <text:p text:style-name="P2">Definir um teste com questões básicas para validar se um sistema pode ser dito de tempo real ou não.</text:p>
        </text:list-item>
        <text:list-item>
          <text:p text:style-name="P3">Definir um método para o projeto e modelagem de sistemas de tempo real baseado na sua funcionalidade, previsibilidade, especificações de hardware <text:span text:style-name="T1">e software</text:span>.</text:p>
        </text:list-item>
        <text:list-item>
          <text:p text:style-name="P4">Quais características ambientais podem alterar a previsibilidade de um sistema de tempo real?</text:p>
        </text:list-item>
        <text:list-item>
          <text:p text:style-name="P5">Como determinar o quão previsível <text:span text:style-name="T3">deve ser</text:span> um sistema de tempo real para que atenda aos requisitos de um projeto?</text:p>
        </text:list-item>
      </text:list>
      <text:list xml:id="list5356887127476287702" text:style-name="L2">
        <text:list-item>
          <text:list>
            <text:list-item>
              <text:p text:style-name="P7">Previsibilidade probabil<text:span text:style-name="T4">í</text:span>stica [JLT85]</text:p>
            </text:list-item>
          </text:list>
        </text:list-item>
      </text:list>
      <text:list xml:id="list194348561566908" text:continue-list="list2241849354986908864" text:style-name="L1">
        <text:list-item>
          <text:p text:style-name="P4">Quais características de hardware e software podem alterar a previsibilidade em um sistema de tempo real? <text:span text:style-name="T2">(Ver Farines p. 6)</text:span></text:p>
        </text:list-item>
      </text:list>
      <text:list xml:id="list9053034220009035786" text:style-name="L3">
        <text:list-item>
          <text:list>
            <text:list-item>
              <text:p text:style-name="P8">Prefetch</text:p>
            </text:list-item>
            <text:list-item>
              <text:p text:style-name="P8">DMA</text:p>
            </text:list-item>
            <text:list-item>
              <text:p text:style-name="P8">Memória cache</text:p>
            </text:list-item>
            <text:list-item>
              <text:p text:style-name="P8">Gerenciamento de energia</text:p>
            </text:list-item>
            <text:list-item>
              <text:p text:style-name="P8">V-Mod (Virtualização)</text:p>
            </text:list-item>
            <text:list-item>
              <text:p text:style-name="P8">Hyper Threading</text:p>
            </text:list-item>
            <text:list-item>
              <text:p text:style-name="P8">UEFI</text:p>
            </text:list-item>
            <text:list-item>
              <text:p text:style-name="P8">Escalonador do S.O.</text:p>
            </text:list-item>
            <text:list-item>
              <text:p text:style-name="P8">Tratamento de inte<text:span text:style-name="T4">r</text:span>rupções</text:p>
            </text:list-item>
          </text:list>
        </text:list-item>
      </text:list>
      <text:list xml:id="list194348780797826" text:continue-list="list194348561566908" text:style-name="L1">
        <text:list-item>
          <text:p text:style-name="P12">Como as linguagens de programação e seus respectivos compiladores podem alterar a previsibilidade de um sistema de tempo real? <text:span text:style-name="T2">(Ver Farines p. 6)</text:span></text:p>
        </text:list-item>
      </text:list>
      <text:list xml:id="list4190077169661178516" text:style-name="L4">
        <text:list-item>
          <text:list>
            <text:list-item>
              <text:p text:style-name="P9">Real-Time Concurrent C</text:p>
            </text:list-item>
            <text:list-item>
              <text:p text:style-name="P9">Real-Time Euclid</text:p>
            </text:list-item>
            <text:list-item>
              <text:p text:style-name="P9">Algor<text:span text:style-name="T4">i</text:span>tmos e seus respectivos tempos de execução</text:p>
            </text:list-item>
            <text:list-item>
              <text:p text:style-name="P9">Laços não limitados no tempo</text:p>
            </text:list-item>
            <text:list-item>
              <text:p text:style-name="P9">Funções recursivas</text:p>
            </text:list-item>
            <text:list-item>
              <text:p text:style-name="P6">Funções de sistema (POSIX, Windows, Minix, BSD)</text:p>
            </text:list-item>
          </text:list>
        </text:list-item>
      </text:list>
      <text:list xml:id="list194349066622662" text:continue-list="list194348780797826" text:style-name="L1">
        <text:list-item>
          <text:p text:style-name="P10"><text:bookmark text:name="docs-internal-guid-a4287d3a-c9d6-f0ef-a79b-7b83726b394b"/><text:span text:style-name="T7">Classificação dos sistemas de tempo real e suas aplicações:</text:span> </text:p>
        </text:list-item>
      </text:list>
      <text:list xml:id="list7724923988525998535" text:style-name="L5">
        <text:list-item>
          <text:list>
            <text:list-item>
              <text:p text:style-name="P11"/>
            </text:list-item>
          </text:list>
        </text:list-item>
      </text:list>
      <text:list xml:id="list194347606721140" text:continue-list="list194349066622662" text:style-name="L1"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9H37M42S</meta:editing-duration>
    <meta:editing-cycles>14</meta:editing-cycles>
    <meta:generator>LibreOffice/5.1.1.3$Windows_X86_64 LibreOffice_project/89f508ef3ecebd2cfb8e1def0f0ba9a803b88a6d</meta:generator>
    <dc:date>2017-03-13T19:43:46.960000000</dc:date>
    <meta:document-statistic meta:table-count="0" meta:image-count="0" meta:object-count="0" meta:page-count="1" meta:paragraph-count="27" meta:word-count="227" meta:character-count="1349" meta:non-whitespace-character-count="1170"/>
    <meta:user-defined meta:name="Info 1"/>
    <meta:user-defined meta:name="Info 2"/>
    <meta:user-defined meta:name="Info 3"/>
    <meta:user-defined meta:name="Info 4"/>
  </office:meta>
</office:document-meta>
</file>